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Transformer.ConstantTransformer( Object constantTo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Transformer.getConst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Transformer.getInstance( Object constantToRetu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antTransformer.transform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